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12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style:font-name-asian="Lohit Devanagari" style:font-size-asian="12pt" style:language-asian="hi" style:country-asian="IN" style:font-name-complex="DejaVu Sans" style:font-size-complex="12pt" style:language-complex="none" style:country-complex="none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T1" style:family="text">
      <style:text-properties style:use-window-font-color="true" fo:language="en" fo:country="US" style:letter-kerning="true" style:language-asian="hi" style:country-asian="IN" style:font-name-asian="Lohit Devanagari" style:font-size-asian="12pt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 table:number-columns-spanned="7" table:number-rows-spanned="1">
            <text:p><text:span text:style-name="T1">Calculating running times for the original program and for multi-thread  version.</text:span>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Time for original program in second</text:p>
          </table:table-cell>
          <table:covered-table-cell/>
          <table:table-cell office:value-type="string" calcext:value-type="string" table:number-columns-spanned="2" table:number-rows-spanned="1">
            <text:p>Time for multi-thread program in second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1<text:span text:style-name="T2">st</text:span></text:p>
          </table:table-cell>
          <table:table-cell office:value-type="float" office:value="0.000244189" calcext:value-type="float" table:number-columns-spanned="2" table:number-rows-spanned="1">
            <text:p>0.000244189</text:p>
          </table:table-cell>
          <table:covered-table-cell/>
          <table:table-cell office:value-type="float" office:value="0.000276838" calcext:value-type="float" table:number-columns-spanned="2" table:number-rows-spanned="1">
            <text:p>0.000276838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2<text:span text:style-name="T2">nd</text:span></text:p>
          </table:table-cell>
          <table:table-cell office:value-type="float" office:value="0.000158769" calcext:value-type="float" table:number-columns-spanned="2" table:number-rows-spanned="1">
            <text:p>0.000158769</text:p>
          </table:table-cell>
          <table:covered-table-cell/>
          <table:table-cell office:value-type="float" office:value="0.000386129" calcext:value-type="float" table:number-columns-spanned="2" table:number-rows-spanned="1">
            <text:p>0.000386129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3<text:span text:style-name="T2">rd</text:span></text:p>
          </table:table-cell>
          <table:table-cell office:value-type="float" office:value="0.000134126" calcext:value-type="float" table:number-columns-spanned="2" table:number-rows-spanned="1">
            <text:p>0.000134126</text:p>
          </table:table-cell>
          <table:covered-table-cell/>
          <table:table-cell office:value-type="float" office:value="0.000563675" calcext:value-type="float" table:number-columns-spanned="2" table:number-rows-spanned="1">
            <text:p>0.000563675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4<text:span text:style-name="T2">th</text:span></text:p>
          </table:table-cell>
          <table:table-cell office:value-type="float" office:value="0.000124196" calcext:value-type="float" table:number-columns-spanned="2" table:number-rows-spanned="1">
            <text:p>0.000124196</text:p>
          </table:table-cell>
          <table:covered-table-cell/>
          <table:table-cell office:value-type="float" office:value="0.000390902" calcext:value-type="float" table:number-columns-spanned="2" table:number-rows-spanned="1">
            <text:p>0.000390902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5<text:span text:style-name="T2">th</text:span></text:p>
          </table:table-cell>
          <table:table-cell office:value-type="float" office:value="0.000320527" calcext:value-type="float" table:number-columns-spanned="2" table:number-rows-spanned="1">
            <text:p>0.000320527</text:p>
          </table:table-cell>
          <table:covered-table-cell/>
          <table:table-cell office:value-type="float" office:value="0.000624942" calcext:value-type="float" table:number-columns-spanned="2" table:number-rows-spanned="1">
            <text:p>0.000624942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6<text:span text:style-name="T2">th</text:span></text:p>
          </table:table-cell>
          <table:table-cell office:value-type="float" office:value="0.000182322" calcext:value-type="float" table:number-columns-spanned="2" table:number-rows-spanned="1">
            <text:p>0.000182322</text:p>
          </table:table-cell>
          <table:covered-table-cell/>
          <table:table-cell office:value-type="float" office:value="0.00058715" calcext:value-type="float" table:number-columns-spanned="2" table:number-rows-spanned="1">
            <text:p>0.00058715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7<text:span text:style-name="T2">th</text:span></text:p>
          </table:table-cell>
          <table:table-cell office:value-type="float" office:value="0.000297749" calcext:value-type="float" table:number-columns-spanned="2" table:number-rows-spanned="1">
            <text:p>0.000297749</text:p>
          </table:table-cell>
          <table:covered-table-cell/>
          <table:table-cell office:value-type="float" office:value="0.000371939" calcext:value-type="float" table:number-columns-spanned="2" table:number-rows-spanned="1">
            <text:p>0.000371939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8<text:span text:style-name="T2">th</text:span></text:p>
          </table:table-cell>
          <table:table-cell office:value-type="float" office:value="0.000330665" calcext:value-type="float" table:number-columns-spanned="2" table:number-rows-spanned="1">
            <text:p>0.000330665</text:p>
          </table:table-cell>
          <table:covered-table-cell/>
          <table:table-cell office:value-type="float" office:value="0.000629257" calcext:value-type="float" table:number-columns-spanned="2" table:number-rows-spanned="1">
            <text:p>0.000629257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9<text:span text:style-name="T2">th</text:span></text:p>
          </table:table-cell>
          <table:table-cell office:value-type="float" office:value="0.000338829" calcext:value-type="float" table:number-columns-spanned="2" table:number-rows-spanned="1">
            <text:p>0.000338829</text:p>
          </table:table-cell>
          <table:covered-table-cell/>
          <table:table-cell office:value-type="float" office:value="0.000600857" calcext:value-type="float" table:number-columns-spanned="2" table:number-rows-spanned="1">
            <text:p>0.000600857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10<text:span text:style-name="T2">th</text:span></text:p>
          </table:table-cell>
          <table:table-cell office:value-type="float" office:value="0.000286728" calcext:value-type="float" table:number-columns-spanned="2" table:number-rows-spanned="1">
            <text:p>0.000286728</text:p>
          </table:table-cell>
          <table:covered-table-cell table:formula="of:=SUM()" office:value-type="float" office:value="0" calcext:value-type="float">
            <text:p>0</text:p>
          </table:covered-table-cell>
          <table:table-cell office:value-type="float" office:value="0.000544998" calcext:value-type="float" table:number-columns-spanned="2" table:number-rows-spanned="1">
            <text:p>0.000544998</text:p>
          </table:table-cell>
          <table:covered-table-cell table:formula="of:=SUM()" office:value-type="float" office:value="0" calcext:value-type="float">
            <text:p>0</text:p>
          </table:covered-table-cell>
          <table:table-cell table:number-columns-repeated="1019"/>
        </table:table-row>
        <table:table-row table:style-name="ro1">
          <table:table-cell office:value-type="string" calcext:value-type="string">
            <text:p>Total time:</text:p>
          </table:table-cell>
          <table:table-cell table:formula="of:=SUM([.B3:.B12])" office:value-type="float" office:value="0.0024181" calcext:value-type="float" table:number-columns-spanned="2" table:number-rows-spanned="1">
            <text:p>0.0024181</text:p>
          </table:table-cell>
          <table:covered-table-cell table:formula="of:=SUM([.C3:.C12])" office:value-type="float" office:value="0" calcext:value-type="float">
            <text:p>0</text:p>
          </table:covered-table-cell>
          <table:table-cell table:formula="of:=SUM([.D3:.D12])" office:value-type="float" office:value="0.004976687" calcext:value-type="float" table:number-columns-spanned="2" table:number-rows-spanned="1">
            <text:p>0.004976687</text:p>
          </table:table-cell>
          <table:covered-table-cell table:formula="of:=SUM([.E3:.E12])" office:value-type="float" office:value="0" calcext:value-type="float">
            <text:p>0</text:p>
          </table:covered-table-cell>
          <table:table-cell table:number-columns-repeated="1019"/>
        </table:table-row>
        <table:table-row table:style-name="ro1">
          <table:table-cell office:value-type="string" calcext:value-type="string">
            <text:p>Mean Time:</text:p>
          </table:table-cell>
          <table:table-cell table:formula="of:=SUM([.B3:.B12])/10" office:value-type="float" office:value="0.00024181" calcext:value-type="float" table:number-columns-spanned="2" table:number-rows-spanned="1">
            <text:p>0.00024181</text:p>
          </table:table-cell>
          <table:covered-table-cell/>
          <table:table-cell table:formula="of:=SUM([.D3:.D12])/10" office:value-type="float" office:value="0.0004976687" calcext:value-type="float" table:number-columns-spanned="2" table:number-rows-spanned="1">
            <text:p>0.0004976687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3:04:22.802478669</meta:creation-date>
    <dc:date>2018-12-29T14:16:28.541848910</dc:date>
    <meta:editing-duration>PT35M45S</meta:editing-duration>
    <meta:editing-cycles>7</meta:editing-cycles>
    <meta:generator>LibreOffice/6.0.6.2$Linux_X86_64 LibreOffice_project/00m0$Build-2</meta:generator>
    <meta:document-statistic meta:table-count="1" meta:cell-count="43" meta:object-count="0"/>
  </office:meta>
</office:document-meta>
</file>